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B90000013ACA2876E5E3ED339D.eps" manifest:media-type="image/x-eps"/>
  <manifest:file-entry manifest:full-path="Pictures/20000002000001C100000152E16C844026A1D679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401" officeooo:paragraph-rsid="0016a401"/>
    </style:style>
    <style:style style:name="P2" style:family="paragraph" style:parent-style-name="Standard">
      <style:text-properties officeooo:rsid="0016a401" officeooo:paragraph-rsid="00187521"/>
    </style:style>
    <style:style style:name="P3" style:family="paragraph" style:parent-style-name="Standard">
      <style:text-properties officeooo:rsid="0016a401" officeooo:paragraph-rsid="001be5bd"/>
    </style:style>
    <style:style style:name="P4" style:family="paragraph" style:parent-style-name="Standard">
      <style:text-properties officeooo:rsid="00187521" officeooo:paragraph-rsid="00187521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6a401" officeooo:paragraph-rsid="00187521" style:font-weight-asian="bold" style:font-weight-complex="bold"/>
    </style:style>
    <style:style style:name="P6" style:family="paragraph" style:parent-style-name="Text_20_body">
      <style:text-properties fo:font-size="9pt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fo:font-size="9pt"/>
    </style:style>
    <style:style style:name="P9" style:family="paragraph" style:parent-style-name="Quotations">
      <style:paragraph-properties fo:margin-top="0cm" fo:margin-bottom="0cm" loext:contextual-spacing="false" fo:padding-left="0.049cm" fo:padding-right="0cm" fo:padding-top="0cm" fo:padding-bottom="0cm" fo:border-left="0.06pt solid #cccccc" fo:border-right="none" fo:border-top="none" fo:border-bottom="none" style:writing-mode="lr-tb"/>
    </style:style>
    <style:style style:name="P10" style:family="paragraph" style:parent-style-name="Quotations">
      <style:paragraph-properties fo:margin-left="0cm" fo:margin-right="0cm" fo:margin-top="0cm" fo:margin-bottom="0cm" loext:contextual-spacing="false" fo:text-indent="0cm" style:auto-text-indent="false" fo:padding-left="0.049cm" fo:padding-right="0cm" fo:padding-top="0cm" fo:padding-bottom="0cm" fo:border-left="0.06pt solid #cccccc" fo:border-right="none" fo:border-top="none" fo:border-bottom="none" style:writing-mode="lr-tb"/>
    </style:style>
    <style:style style:name="T1" style:family="text">
      <style:text-properties fo:font-size="9pt"/>
    </style:style>
    <style:style style:name="T2" style:family="text">
      <style:text-properties officeooo:rsid="0018752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3.216cm, 1.198cm, 3.427cm, 7.92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4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otations"/>
      <text:p text:style-name="P9">En particulier j'ai encore des problèmes pour trouver les meilleurs hyperparamètres. Quand l'algorithme trouve le bon support du bloc, le rang est toujours plus élevé.</text:p>
      <text:p text:style-name="P10">Le bloc uu' va être approximé par une somme u_i*u_i' où les u_i peuvent être très corrélés. </text:p>
      <text:p text:style-name="P7">Je suppose que tu parles du cas  <text:span text:style-name="T1">k-SPCA. On est d'accord que l'on parle d'une situation ou chaque source correspond à un seul bloc</text:span></text:p>
      <text:p text:style-name="P8">de taille k? Auquel cas, il faut juste retrouver le bon bloc pour chaque source.</text:p>
      <text:p text:style-name="P7"><text:span text:style-name="T1">Est-ce que tu as le même problème dans le régime sans bruit?<text:line-break/>Est-ce que tu as le même problème quand au lieu de prendre la loss quadratique pour les modèles graphiques tu utilises juste la perte des moindres carrés?</text:span></text:p>
      <text:p text:style-name="P6">As-tu me même problème quand tu fixes la matrice S à la bonne réponse et que tu essaie de n'apprendre que L?</text:p>
      <text:p text:style-name="P6">Est-ce que les autres blocs sélectionnés ont les bon supports?</text:p>
      <text:p text:style-name="P8">Est-ce que les autres blocs sélectionnés sont très faible en amplitude?</text:p>
      <text:p text:style-name="P8"/>
      <text:p text:style-name="P7">Dans les algorithmes type Lasso, les données ne satisfont pas toujours les conditions qui permettent</text:p>
      <text:p text:style-name="P7">de trouver *exactement* les bonnes variables. C'est en général plus facile d'avoir les bonnes variables+ un nombre faible</text:p>
      <text:p text:style-name="P7">de faux positifs que l'on peut supprimer par la suite...  Donc ce n'est peut-être pas un problème, mais dans des problèmes simples,</text:p>
      <text:p text:style-name="P7">on se dit que l'algorithme devrait tout de même pouvoir identifier les bons blocs.</text:p>
      <text:p text:style-name="Standard"/>
      <text:p text:style-name="Standard"/>
      <text:p text:style-name="P5">Cas k-SPCA</text:p>
      <text:p text:style-name="P2">On parle bien <text:s/>du cas où chaque source correspond à un seul bloc, il faut juste retrouver le bon bloc pour chaque source. </text:p>
      <text:p text:style-name="P1"><draw:frame draw:style-name="fr1" draw:name="Frame1" text:anchor-type="paragraph" svg:x="10.149cm" svg:y="0.104cm" svg:width="6.722cm" draw:z-index="0"><draw:text-box fo:min-height="5.279cm"><text:p text:style-name="Illustration"><draw:frame draw:style-name="fr2" draw:name="Image1" text:anchor-type="as-char" svg:y="1.023cm" svg:width="6.722cm" style:rel-width="100%" svg:height="5.279cm" style:rel-height="scale" draw:z-index="1"><draw:image xlink:href="Pictures/20000002000001C100000152E16C844026A1D679.eps" xlink:type="simple" xlink:show="embed" xlink:actuate="onLoad"/></draw:frame><text:line-break/>Illustration <text:sequence text:ref-name="refIllustration0" text:name="Illustration" text:formula="ooow:Illustration+1" style:num-format="1">1</text:sequence>: Matrice de concentration pour le modèle toy04</text:p></draw:text-box></draw:frame></text:p>
      <text:p text:style-name="P1">Modèle toy04 :</text:p>
      <text:p text:style-name="P1"/>
      <text:p text:style-name="P3">36 variables observées : grille 6x6, chaque variable est connectée à ses 4 voisins (haut, droite, bas, gauche).</text:p>
      <text:p text:style-name="P3"/>
      <text:p text:style-name="P3">1 variable latente : connectée à 60% des variables observ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égime sans bruit et matrice S fixée <text:span text:style-name="T2">à la bonne réponse</text:span>, je n’apprends que L.</text:p>
      <text:p text:style-name="P4">J’arrive à récupérer le bon support.</text:p>
      <text:p text:style-name="P4"><draw:frame draw:style-name="fr3" draw:name="Image2" text:anchor-type="paragraph" svg:x="0.721cm" svg:y="0.37cm" svg:width="15.558cm" svg:height="7.334cm" draw:z-index="2"><draw:image xlink:href="Pictures/20000002000001B90000013ACA2876E5E3ED339D.eps" xlink:type="simple" xlink:show="embed" xlink:actuate="onLoad"/></draw:frame></text:p>
      <text:p text:style-name="P4"/>
      <text:p text:style-name="P2">Régime sans bruit j’apprends <text:span text:style-name="T2">S et</text:span> L.</text:p>
      <text:p text:style-name="P4">Je n’arrive pas à récupérer le bon support. Les blocs sélectionnes qui ont un mauvais support sont de faible amplitude et les blocs sélectionnés qui ont le bon support sont très fortement corrél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4:30:41.299466198</meta:creation-date>
    <dc:date>2017-03-28T15:45:57.755806322</dc:date>
    <meta:editing-duration>PT4M55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22" meta:word-count="358" meta:character-count="2085" meta:non-whitespace-character-count="1743"/>
  </office:meta>
</office:document-meta>
</file>